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6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325.64pt"/>
    </style:style>
    <style:style style:name="co5" style:family="table-column">
      <style:table-column-properties fo:break-before="auto" style:column-width="29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23pt" svg:x="470.13pt" svg:y="295.17pt">
            <draw:object draw:notify-on-update-of-ranges="Sheet1.B17:Sheet1.B20 Sheet1.D16:Sheet1.D16 Sheet1.D17:Sheet1.D20 Sheet1.E16:Sheet1.E16 Sheet1.E17:Sheet1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3pt" svg:x="0pt" svg:y="294.41pt">
            <draw:object draw:notify-on-update-of-ranges="Sheet1.B2:Sheet1.C13 Sheet1.D1:Sheet1.D1 Sheet1.D2:Sheet1.D13 Sheet1.E1:Sheet1.E1 Sheet1.E2:Sheet1.E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ext size</text:p>
          </table:table-cell>
          <table:table-cell office:value-type="string" calcext:value-type="string">
            <text:p>Alphabet size</text:p>
          </table:table-cell>
          <table:table-cell table:style-name="ce1" office:value-type="string" calcext:value-type="string">
            <text:p>Word length</text:p>
          </table:table-cell>
          <table:table-cell office:value-type="string" calcext:value-type="string">
            <text:p>Transition matrix</text:p>
          </table:table-cell>
          <table:table-cell office:value-type="string" calcext:value-type="string">
            <text:p>Hashtable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-15</text:p>
          </table:table-cell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85" calcext:value-type="float">
            <text:p>85</text:p>
          </table:table-cell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93" calcext:value-type="float">
            <text:p>93</text:p>
          </table:table-cell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-15</text:p>
          </table:table-cell>
          <table:table-cell office:value-type="float" office:value="75" calcext:value-type="float">
            <text:p>75</text:p>
          </table:table-cell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80" calcext:value-type="float">
            <text:p>80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86" calcext:value-type="float">
            <text:p>86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5-15</text:p>
          </table:table-cell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57" calcext:value-type="float">
            <text:p>57</text:p>
          </table:table-cell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5-15</text:p>
          </table:table-cell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phabet size</text:p>
          </table:table-cell>
          <table:table-cell/>
          <table:table-cell office:value-type="string" calcext:value-type="string">
            <text:p>Average execution time 100 iterations (Transition Matrix) in ms</text:p>
          </table:table-cell>
          <table:table-cell table:style-name="Default" office:value-type="string" calcext:value-type="string">
            <text:p>Average execution time 100 iterations (Hashtable) in m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<text:s/>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Unifont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12:49.284580192</meta:creation-date>
    <dc:date>2019-01-12T17:35:32.152252345</dc:date>
    <meta:editing-duration>PT47M30S</meta:editing-duration>
    <meta:editing-cycles>15</meta:editing-cycles>
    <meta:generator>LibreOffice/6.1.4.2$Linux_X86_64 LibreOffice_project/10$Build-2</meta:generator>
    <meta:document-statistic meta:table-count="1" meta:cell-count="81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2.06cm" svg:y="0.316cm" chart:style-name="ch2">
          <text:p>Aho-Corasick execution time based on alphabet size</text:p>
        </chart:title>
        <chart:subtitle svg:x="6.161cm" svg:y="1.301cm" chart:style-name="ch3">
          <text:p>Word length 5-15</text:p>
        </chart:subtitle>
        <chart:legend chart:legend-position="end" svg:x="10.166cm" svg:y="3.16cm" style:legend-expansion="high" chart:style-name="ch4"/>
        <chart:plot-area chart:style-name="ch5" table:cell-range-address="Sheet1.B17:Sheet1.B20 Sheet1.D16:Sheet1.E20" chart:data-source-has-labels="both" svg:x="1.331cm" svg:y="2.19cm" svg:width="8.515cm" svg:height="5.654cm">
          <chartooo:coordinate-region svg:x="2.217cm" svg:y="2.389cm" svg:width="7.416cm" svg:height="4.808cm"/>
          <chart:axis chart:dimension="x" chart:name="primary-x" chart:style-name="ch6" chartooo:axis-type="auto">
            <chartooo:date-scale/>
            <chart:title svg:x="4.472cm" svg:y="8.024cm" chart:style-name="ch7">
              <text:p>Alphabet size</text:p>
            </chart:title>
            <chart:categories table:cell-range-address="Sheet1.B17:Sheet1.B20"/>
          </chart:axis>
          <chart:axis chart:dimension="y" chart:name="primary-y" chart:style-name="ch6">
            <chart:title svg:x="0.451cm" svg:y="6.701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Sheet1.D17:Sheet1.D20" chart:label-cell-address="Sheet1.D16:Sheet1.D16" chart:class="chart:line">
            <chart:data-point chart:repeated="4"/>
          </chart:series>
          <chart:series chart:style-name="ch11" chart:values-cell-range-address="Sheet1.E17:Sheet1.E20" chart:label-cell-address="Sheet1.E16:Sheet1.E1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100 iterations (Transition Matrix) in ms</text:p>
                <draw:g>
                  <svg:desc>Sheet1.D16:Sheet1.D16</svg:desc>
                </draw:g>
              </table:table-cell>
              <table:table-cell office:value-type="string">
                <text:p>Average execution time 100 iterations (Hashtable) in ms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17:Sheet1.B20</svg:desc>
                </draw:g>
              </table:table-cell>
              <table:table-cell office:value-type="float" office:value="77">
                <text:p>77</text:p>
                <draw:g>
                  <svg:desc>Sheet1.D17:Sheet1.D20</svg:desc>
                </draw:g>
              </table:table-cell>
              <table:table-cell office:value-type="float" office:value="242">
                <text:p>242</text:p>
                <draw:g>
                  <svg:desc>Sheet1.E17:Sheet1.E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10d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4.704cm" svg:y="0.316cm" chart:style-name="ch2">
          <text:p>Aho-Corasick execution time</text:p>
        </chart:title>
        <chart:subtitle svg:x="5.656cm" svg:y="1.301cm" chart:style-name="ch3">
          <text:p>100 iterations average</text:p>
        </chart:subtitle>
        <chart:legend chart:legend-position="bottom" svg:x="5.102cm" svg:y="8.406cm" style:legend-expansion="wide" chart:style-name="ch4"/>
        <chart:plot-area chart:style-name="ch5" table:cell-range-address="Sheet1.B1:Sheet1.E13" chart:data-source-has-labels="both" svg:x="1.331cm" svg:y="2.19cm" svg:width="14.353cm" svg:height="4.871cm">
          <chartooo:coordinate-region svg:x="2.217cm" svg:y="2.389cm" svg:width="13.467cm" svg:height="3.627cm"/>
          <chart:axis chart:dimension="x" chart:name="primary-x" chart:style-name="ch6" chartooo:axis-type="auto">
            <chartooo:date-scale/>
            <chart:title svg:x="6.002cm" svg:y="7.241cm" chart:style-name="ch7">
              <text:p>Word length and alphabet size</text:p>
            </chart:title>
            <chart:categories table:cell-range-address="Sheet1.B2:Sheet1.C13"/>
          </chart:axis>
          <chart:axis chart:dimension="y" chart:name="primary-y" chart:style-name="ch8">
            <chart:title svg:x="0.451cm" svg:y="6.309cm" chart:style-name="ch9">
              <text:p>Execution time (ms)</text:p>
            </chart:title>
            <chart:grid chart:style-name="ch10" chart:class="major"/>
          </chart:axis>
          <chart:series chart:style-name="ch11" chart:values-cell-range-address="Sheet1.D2:Sheet1.D13" chart:label-cell-address="Sheet1.D1:Sheet1.D1" chart:class="chart:bar">
            <chart:data-point chart:repeated="12"/>
          </chart:series>
          <chart:series chart:style-name="ch12" chart:values-cell-range-address="Sheet1.E2:Sheet1.E13" chart:label-cell-address="Sheet1.E1:Sheet1.E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ition matrix</text:p>
                <draw:g>
                  <svg:desc>Sheet1.D1:Sheet1.D1</svg:desc>
                </draw:g>
              </table:table-cell>
              <table:table-cell office:value-type="string">
                <text:p>Hashtab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  <draw:g>
                  <svg:desc>Sheet1.B2:Sheet1.C13</svg:desc>
                </draw:g>
              </table:table-cell>
              <table:table-cell office:value-type="float" office:value="77">
                <text:p>77</text:p>
                <draw:g>
                  <svg:desc>Sheet1.D2:Sheet1.D13</svg:desc>
                </draw:g>
              </table:table-cell>
              <table:table-cell office:value-type="float" office:value="242">
                <text:p>242</text:p>
                <draw:g>
                  <svg:desc>Sheet1.E2:Sheet1.E13</svg:desc>
                </draw:g>
              </table:table-cell>
            </table:table-row>
            <table:table-row>
              <table:table-cell office:value-type="float" office:value="2">
                <text:p>2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85">
                <text:p>8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">
                <text:p>2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93">
                <text:p>9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">
                <text:p>4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75">
                <text:p>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">
                <text:p>4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">
                <text:p>4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">
                <text:p>20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0">
                <text:p>20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57">
                <text:p>5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">
                <text:p>20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62">
                <text:p>6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70">
                <text:p>70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70">
                <text:p>70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70">
                <text:p>70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60">
                <text:p>6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